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D44A91D3CD35159.png" manifest:media-type="image/png"/>
  <manifest:file-entry manifest:full-path="Pictures/10000200000000AB000000AB783953FBCF95437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64c5"/>
    </style:style>
    <style:style style:name="P2" style:family="paragraph" style:parent-style-name="Standard">
      <style:paragraph-properties fo:text-align="start" style:justify-single-word="false"/>
      <style:text-properties officeooo:paragraph-rsid="001964c5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964c5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64c5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964c5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964c5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63c8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964c5"/>
    </style:style>
    <style:style style:name="T5" style:family="text">
      <style:text-properties style:text-position="0% 100%" officeooo:rsid="001a7a69"/>
    </style:style>
    <style:style style:name="T6" style:family="text">
      <style:text-properties officeooo:rsid="001964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8174596419602936998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4406735906427" text:continue-numbering="true" text:style-name="L1">
        <text:list-item>
          <text:p text:style-name="P4">A car starts from a stop at a traffic light that has just turned green. <text:s/>The car accelerates at a rate of <text:span text:style-name="T6">4</text:span> m/s<text:span text:style-name="T1">2</text:span><text:span text:style-name="T3">. <text:s/>How fast is the car traveling after 5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406953362563" text:continue-numbering="true" text:style-name="L1">
        <text:list-item>
          <text:p text:style-name="P5">You are riding your bike at a speed of 4 m/s when you see a large dog behind you. <text:s/>In an effort to outrun the dog, you accelerate to <text:span text:style-name="T6">15</text:span> m/s over the course of the next 8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406923228426" text:continue-numbering="true" text:style-name="L1">
        <text:list-item>
          <text:p text:style-name="P4"><text:span text:style-name="T3">You are skydiving, and are falling at your terminal velocity of </text:span><text:span text:style-name="T4">55</text:span><text:span text:style-name="T3"> m/s. <text:s/>You pull your parachute, and decelerate to a speed of 10 m/s, at a rate of 5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408778733887" text:continue-numbering="true" text:style-name="L1">
        <text:list-item>
          <text:p text:style-name="P5">A car is driving on Lee Trevino at <text:span text:style-name="T6">18</text:span> m/s when the driver sees a red light. <text:s/>The driver slows the car to a stop over the next 8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204408490825645" text:continue-numbering="true" text:style-name="L1">
        <text:list-item>
          <text:p text:style-name="P5">Lauren is walking at <text:span text:style-name="T6">1.5</text:span>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407620246051" text:continue-numbering="true" text:style-name="L1">
        <text:list-item>
          <text:p text:style-name="P5">A plane is traveling <text:span text:style-name="T6">30</text:span>0 m/s when it touches down on the runway while landing. <text:s/>It comes to a complete stop in 2<text:span text:style-name="T6">5</text:span>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4408719342472" text:continue-numbering="true" text:style-name="L1">
        <text:list-item>
          <text:p text:style-name="P5">Elijah is driving a car with a top acceleration of <text:span text:style-name="T6">8</text:span>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4408651082986" text:continue-numbering="true" text:style-name="L1">
        <text:list-item>
          <text:p text:style-name="P6"><text:span text:style-name="T3">Celina is marching forward at a speed of 1 m/s when she starts to march backward at a speed of </text:span><text:span text:style-name="T5">3</text:span><text:span text:style-name="T3"> m/s. <text:s/>If she accelerates at 12 m/s</text:span><text:span text:style-name="T1">2</text:span><text:span text:style-name="T3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83953FBCF954375.png" xlink:type="simple" xlink:show="embed" xlink:actuate="onLoad"/></draw:frame><draw:frame draw:style-name="Mfr2" draw:name="graphics1" text:anchor-type="paragraph" svg:width="0.75in" svg:height="0.8in" draw:z-index="3"><draw:image xlink:href="Pictures/10000201000000EF000001005D44A91D3CD35159.png" xlink:type="simple" xlink:show="embed" xlink:actuate="onLoad"/></draw:frame> <text:s text:c="20"/>Name:<text:tab/><text:tab/><text:date style:data-style-name="N37" text:date-value="2016-08-29T20:44:06.629480877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38.485549741</meta:creation-date>
    <meta:editing-duration>PT57S</meta:editing-duration>
    <meta:editing-cycles>6</meta:editing-cycles>
    <meta:generator>LibreOffice/5.0.6.2$Linux_X86_64 LibreOffice_project/00$Build-2</meta:generator>
    <meta:initial-creator>Jonas Williamson</meta:initial-creator>
    <dc:date>2016-08-29T20:44:06.606691071</dc:date>
    <meta:document-statistic meta:table-count="0" meta:image-count="2" meta:object-count="0" meta:page-count="2" meta:paragraph-count="12" meta:word-count="325" meta:character-count="1675" meta:non-whitespace-character-count="1322"/>
  </office:meta>
</office:document-meta>
</file>